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paragraph-properties fo:margin-top="0.0398in" fo:margin-bottom="0.0398in" style:contextual-spacing="false"/>
      <style:text-properties style:font-name="Calibri"/>
    </style:style>
    <style:style style:name="P2" style:family="paragraph" style:parent-style-name="Standard">
      <style:paragraph-properties fo:margin-top="0.0398in" fo:margin-bottom="0.0398in" style:contextual-spacing="false"/>
    </style:style>
    <style:style style:name="P3" style:family="paragraph" style:parent-style-name="Standard" style:master-page-name="MP0">
      <style:paragraph-properties fo:margin-top="0.0398in" fo:margin-bottom="0.0398in" style:contextual-spacing="false" fo:text-align="center" style:justify-single-word="false" style:page-number="auto" fo:break-before="page"/>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margin-top="0.0398in" fo:margin-bottom="0.0398in" style:contextual-spacing="false"/>
      <style:text-properties style:font-name="Calibri"/>
    </style:style>
    <style:style style:name="P5" style:family="paragraph" style:parent-style-name="Standard">
      <style:paragraph-properties fo:margin-top="0.0398in" fo:margin-bottom="0.0398in" style:contextual-spacing="false"/>
    </style:style>
    <style:style style:name="T1" style:family="text">
      <style:text-properties style:font-name="Calibri"/>
    </style:style>
    <style:style style:name="T2" style:family="text">
      <style:text-properties style:font-name="Calibri" officeooo:rsid="001d2864" style:font-name-complex="Mangal"/>
    </style:style>
    <style:style style:name="T3" style:family="text">
      <style:text-properties style:font-name="Calibri" officeooo:rsid="000182fe" style:font-name-complex="Mangal"/>
    </style:style>
    <style:style style:name="T4" style:family="text">
      <style:text-properties style:font-name="Calibri" officeooo:rsid="000182fe"/>
    </style:style>
    <style:style style:name="T5" style:family="text">
      <style:text-properties style:font-name-complex="Mangal"/>
    </style:style>
    <style:style style:name="T6" style:family="text">
      <style:text-properties officeooo:rsid="000182fe"/>
    </style:style>
  </office:automatic-styles>
  <office:body>
    <office:text text:use-soft-page-breaks="true">
      <text:tracked-changes text:track-changes="false">
        <text:changed-region xml:id="ct1968406833360" text:id="ct1968406833360">
          <text:insertion>
            <office:change-info>
              <dc:creator>Unknown Author</dc:creator>
              <dc:date>2024-10-07T22:45:47.119000000</dc:date>
            </office:change-info>
          </text:insertion>
        </text:changed-region>
        <text:changed-region xml:id="ct1968406833936" text:id="ct1968406833936">
          <text:insertion>
            <office:change-info>
              <dc:creator>Unknown Author</dc:creator>
              <dc:date>2024-10-07T22:45:47.119000000</dc:date>
            </office:change-info>
          </text:insertion>
        </text:changed-region>
        <text:changed-region xml:id="ct1968406817984" text:id="ct1968406817984">
          <text:insertion>
            <office:change-info>
              <dc:creator>Unknown Author</dc:creator>
              <dc:date>2024-10-07T22:45:47.119000000</dc:date>
            </office:change-info>
          </text:insertion>
        </text:changed-region>
        <text:changed-region xml:id="ct1968313245840" text:id="ct1968313245840">
          <text:deletion>
            <office:change-info>
              <dc:creator>Unknown Author</dc:creator>
              <dc:date>2024-10-07T22:45:47.119000000</dc:date>
            </office:change-info>
            <text:p text:style-name="P2"><text:span text:style-name="Default_20_Paragraph_20_Font"><text:span text:style-name="T4">who</text:span></text:span></text:p>
          </text:deletion>
        </text:changed-region>
        <text:changed-region xml:id="ct1968873250528" text:id="ct1968873250528">
          <text:insertion>
            <office:change-info>
              <dc:creator>Unknown Author</dc:creator>
              <dc:date>2024-10-07T22:45:47.119000000</dc:date>
            </office:change-info>
          </text:insertion>
        </text:changed-region>
        <text:changed-region xml:id="ct1968313243536" text:id="ct1968313243536">
          <text:deletion>
            <office:change-info>
              <dc:creator>Unknown Author</dc:creator>
              <dc:date>2024-10-07T22:45:47.119000000</dc:date>
            </office:change-info>
            <text:p text:style-name="P2"><text:span text:style-name="Default_20_Paragraph_20_Font"><text:span text:style-name="T4">a relative </text:span></text:span></text:p>
          </text:deletion>
        </text:changed-region>
        <text:changed-region xml:id="ct1968313244688" text:id="ct1968313244688">
          <text:deletion>
            <office:change-info>
              <dc:creator>Unknown Author</dc:creator>
              <dc:date>2024-10-07T22:45:47.119000000</dc:date>
            </office:change-info>
            <text:p text:style-name="P2"><text:span text:style-name="Default_20_Paragraph_20_Font"><text:span text:style-name="T4">’</text:span></text:span></text:p>
          </text:deletion>
        </text:changed-region>
        <text:changed-region xml:id="ct1968313245552" text:id="ct1968313245552">
          <text:deletion>
            <office:change-info>
              <dc:creator>Unknown Author</dc:creator>
              <dc:date>2024-10-07T22:45:47.119000000</dc:date>
            </office:change-info>
            <text:p text:style-name="P2"><text:span text:style-name="Comment_20_Reference"><text:span text:style-name="T3">was to </text:span></text:span></text:p>
          </text:deletion>
        </text:changed-region>
        <text:changed-region xml:id="ct1968313244400" text:id="ct1968313244400">
          <text:deletion>
            <office:change-info>
              <dc:creator>Unknown Author</dc:creator>
              <dc:date>2024-10-07T22:45:47.119000000</dc:date>
            </office:change-info>
            <text:p text:style-name="P2"><text:span text:style-name="Default_20_Paragraph_20_Font"><text:span text:style-name="T4"><text:s/></text:span></text:span></text:p>
          </text:deletion>
        </text:changed-region>
        <text:changed-region xml:id="ct1968406702768" text:id="ct1968406702768">
          <text:insertion>
            <office:change-info>
              <dc:creator>Unknown Author</dc:creator>
              <dc:date>2024-10-07T22:45:47.119000000</dc:date>
            </office:change-info>
          </text:insertion>
        </text:changed-region>
        <text:changed-region xml:id="ct1968313246128" text:id="ct1968313246128">
          <text:insertion>
            <office:change-info>
              <dc:creator>Unknown Author</dc:creator>
              <dc:date>2024-10-07T22:45:47.119000000</dc:date>
            </office:change-info>
          </text:insertion>
        </text:changed-region>
        <text:changed-region xml:id="ct1968313244976" text:id="ct1968313244976">
          <text:deletion>
            <office:change-info>
              <dc:creator>Unknown Author</dc:creator>
              <dc:date>2024-10-07T22:45:47.119000000</dc:date>
            </office:change-info>
            <text:p text:style-name="P2"><text:span text:style-name="Default_20_Paragraph_20_Font"><text:span text:style-name="T4">One </text:span></text:span></text:p>
          </text:deletion>
        </text:changed-region>
        <text:changed-region xml:id="ct1968313246992" text:id="ct1968313246992">
          <text:deletion>
            <office:change-info>
              <dc:creator>Unknown Author</dc:creator>
              <dc:date>2024-10-07T22:45:47.119000000</dc:date>
            </office:change-info>
            <text:p text:style-name="P2"><text:span text:style-name="Default_20_Paragraph_20_Font"><text:span text:style-name="T4"><text:s/></text:span></text:span></text:p>
          </text:deletion>
        </text:changed-region>
        <text:changed-region xml:id="ct1968874816224" text:id="ct1968874816224">
          <text:insertion>
            <office:change-info>
              <dc:creator>Unknown Author</dc:creator>
              <dc:date>2024-10-07T22:45:47.119000000</dc:date>
            </office:change-info>
          </text:insertion>
        </text:changed-region>
        <text:changed-region xml:id="ct1968313245264" text:id="ct1968313245264">
          <text:deletion>
            <office:change-info>
              <dc:creator>Unknown Author</dc:creator>
              <dc:date>2024-10-07T22:45:47.119000000</dc:date>
            </office:change-info>
            <text:p text:style-name="P2"><text:span text:style-name="Default_20_Paragraph_20_Font"><text:span text:style-name="T4">this </text:span></text:span></text:p>
          </text:deletion>
        </text:changed-region>
        <text:changed-region xml:id="ct1968874816800" text:id="ct1968874816800">
          <text:insertion>
            <office:change-info>
              <dc:creator>Unknown Author</dc:creator>
              <dc:date>2024-10-07T22:45:47.119000000</dc:date>
            </office:change-info>
          </text:insertion>
        </text:changed-region>
        <text:changed-region xml:id="ct1968313243824" text:id="ct1968313243824">
          <text:deletion>
            <office:change-info>
              <dc:creator>Unknown Author</dc:creator>
              <dc:date>2024-10-07T22:45:47.119000000</dc:date>
            </office:change-info>
            <text:p text:style-name="P2"><text:span text:style-name="Default_20_Paragraph_20_Font"><text:span text:style-name="T4">, and </text:span></text:span></text:p>
          </text:deletion>
        </text:changed-region>
        <text:changed-region xml:id="ct1968874815360" text:id="ct1968874815360">
          <text:insertion>
            <office:change-info>
              <dc:creator>Unknown Author</dc:creator>
              <dc:date>2024-10-07T22:45:47.119000000</dc:date>
            </office:change-info>
          </text:insertion>
        </text:changed-region>
        <text:changed-region xml:id="ct1968874816512" text:id="ct1968874816512">
          <text:insertion>
            <office:change-info>
              <dc:creator>Unknown Author</dc:creator>
              <dc:date>2024-10-07T22:45:47.119000000</dc:date>
            </office:change-info>
          </text:insertion>
        </text:changed-region>
        <text:changed-region xml:id="ct1968313246416" text:id="ct1968313246416">
          <text:deletion>
            <office:change-info>
              <dc:creator>Unknown Author</dc:creator>
              <dc:date>2024-10-07T22:45:47.119000000</dc:date>
            </office:change-info>
            <text:p text:style-name="P2"><text:span text:style-name="Default_20_Paragraph_20_Font"><text:span text:style-name="T4">proved</text:span></text:span></text:p>
          </text:deletion>
        </text:changed-region>
        <text:changed-region xml:id="ct1968874815648" text:id="ct1968874815648">
          <text:insertion>
            <office:change-info>
              <dc:creator>Unknown Author</dc:creator>
              <dc:date>2024-10-07T22:45:47.119000000</dc:date>
            </office:change-info>
          </text:insertion>
        </text:changed-region>
        <text:changed-region xml:id="ct1968313246704" text:id="ct1968313246704">
          <text:deletion>
            <office:change-info>
              <dc:creator>Unknown Author</dc:creator>
              <dc:date>2024-10-07T22:45:47.119000000</dc:date>
            </office:change-info>
            <text:p text:style-name="P2"><text:span text:style-name="Comment_20_Reference"><text:span text:style-name="T3"><text:s/></text:span></text:span></text:p>
          </text:deletion>
        </text:changed-region>
        <text:changed-region xml:id="ct1968874815936" text:id="ct1968874815936">
          <text:insertion>
            <office:change-info>
              <dc:creator>Unknown Author</dc:creator>
              <dc:date>2024-10-07T22:45:47.119000000</dc:date>
            </office:change-info>
          </text:insertion>
        </text:changed-region>
        <text:changed-region xml:id="ct1968858118848" text:id="ct1968858118848">
          <text:insertion>
            <office:change-info>
              <dc:creator>Unknown Author</dc:creator>
              <dc:date>2024-10-07T22:45:47.119000000</dc:date>
            </office:change-info>
          </text:insertion>
        </text:changed-region>
        <text:changed-region xml:id="ct1968858117984" text:id="ct1968858117984">
          <text:insertion>
            <office:change-info>
              <dc:creator>Unknown Author</dc:creator>
              <dc:date>2024-10-07T22:45:47.119000000</dc:date>
            </office:change-info>
          </text:insertion>
        </text:changed-region>
        <text:changed-region xml:id="ct1968858116256" text:id="ct1968858116256">
          <text:insertion>
            <office:change-info>
              <dc:creator>Unknown Author</dc:creator>
              <dc:date>2024-10-07T22:45:47.119000000</dc:date>
            </office:change-info>
          </text:insertion>
        </text:changed-region>
        <text:changed-region xml:id="ct1968313244112" text:id="ct1968313244112">
          <text:deletion>
            <office:change-info>
              <dc:creator>Unknown Author</dc:creator>
              <dc:date>2024-10-07T22:45:47.119000000</dc:date>
            </office:change-info>
            <text:p text:style-name="P2"><text:span text:style-name="Default_20_Paragraph_20_Font"><text:span text:style-name="T4">. </text:span></text:span></text:p>
          </text:deletion>
        </text:changed-region>
        <text:changed-region xml:id="ct1968858115968" text:id="ct1968858115968">
          <text:insertion>
            <office:change-info>
              <dc:creator>Unknown Author</dc:creator>
              <dc:date>2024-10-07T22:45:47.119000000</dc:date>
            </office:change-info>
          </text:insertion>
        </text:changed-region>
        <text:changed-region xml:id="ct1968858118560" text:id="ct1968858118560">
          <text:insertion>
            <office:change-info>
              <dc:creator>Unknown Author</dc:creator>
              <dc:date>2024-10-07T22:45:47.119000000</dc:date>
            </office:change-info>
          </text:insertion>
        </text:changed-region>
        <text:changed-region xml:id="ct1968858116544" text:id="ct1968858116544">
          <text:insertion>
            <office:change-info>
              <dc:creator>Unknown Author</dc:creator>
              <dc:date>2024-10-07T22:45:47.119000000</dc:date>
            </office:change-info>
          </text:insertion>
        </text:changed-region>
        <text:changed-region xml:id="ct1968406701328" text:id="ct1968406701328">
          <text:deletion>
            <office:change-info>
              <dc:creator>Unknown Author</dc:creator>
              <dc:date>2024-10-07T22:45:47.119000000</dc:date>
            </office:change-info>
            <text:p text:style-name="P2"><text:span text:style-name="Default_20_Paragraph_20_Font"><text:span text:style-name="T4">but felt more embarrassed as he told his tale.</text:span></text:span></text:p>
          </text:deletion>
        </text:changed-region>
        <text:changed-region xml:id="ct1968858116832" text:id="ct1968858116832">
          <text:insertion>
            <office:change-info>
              <dc:creator>Unknown Author</dc:creator>
              <dc:date>2024-10-07T22:45:47.119000000</dc:date>
            </office:change-info>
          </text:insertion>
        </text:changed-region>
        <text:changed-region xml:id="ct1968858115392" text:id="ct1968858115392">
          <text:insertion>
            <office:change-info>
              <dc:creator>Unknown Author</dc:creator>
              <dc:date>2024-10-07T22:45:47.119000000</dc:date>
            </office:change-info>
          </text:insertion>
        </text:changed-region>
        <text:changed-region xml:id="ct1968406703344" text:id="ct1968406703344">
          <text:deletion>
            <office:change-info>
              <dc:creator>Unknown Author</dc:creator>
              <dc:date>2024-10-07T22:45:47.119000000</dc:date>
            </office:change-info>
            <text:p text:style-name="P2"><text:span text:style-name="Default_20_Paragraph_20_Font"><text:span text:style-name="T4">could </text:span></text:span></text:p>
          </text:deletion>
        </text:changed-region>
        <text:changed-region xml:id="ct1968858115680" text:id="ct1968858115680">
          <text:insertion>
            <office:change-info>
              <dc:creator>Unknown Author</dc:creator>
              <dc:date>2024-10-07T22:45:47.119000000</dc:date>
            </office:change-info>
          </text:insertion>
        </text:changed-region>
        <text:changed-region xml:id="ct1968406703056" text:id="ct1968406703056">
          <text:deletion>
            <office:change-info>
              <dc:creator>Unknown Author</dc:creator>
              <dc:date>2024-10-07T22:45:47.119000000</dc:date>
            </office:change-info>
            <text:p text:style-name="P2"><text:span text:style-name="Default_20_Paragraph_20_Font"><text:span text:style-name="T4">some certain doom. </text:span></text:span></text:p>
          </text:deletion>
        </text:changed-region>
        <text:changed-region xml:id="ct1968858117120" text:id="ct1968858117120">
          <text:insertion>
            <office:change-info>
              <dc:creator>Unknown Author</dc:creator>
              <dc:date>2024-10-07T22:45:47.119000000</dc:date>
            </office:change-info>
          </text:insertion>
        </text:changed-region>
        <text:changed-region xml:id="ct1968858117408" text:id="ct1968858117408">
          <text:insertion>
            <office:change-info>
              <dc:creator>Unknown Author</dc:creator>
              <dc:date>2024-10-07T22:45:47.119000000</dc:date>
            </office:change-info>
          </text:insertion>
        </text:changed-region>
        <text:changed-region xml:id="ct1968858117696" text:id="ct1968858117696">
          <text:insertion>
            <office:change-info>
              <dc:creator>Unknown Author</dc:creator>
              <dc:date>2024-10-07T22:45:47.119000000</dc:date>
            </office:change-info>
          </text:insertion>
        </text:changed-region>
        <text:changed-region xml:id="ct1968406704496" text:id="ct1968406704496">
          <text:deletion>
            <office:change-info>
              <dc:creator>Unknown Author</dc:creator>
              <dc:date>2024-10-07T22:45:47.119000000</dc:date>
            </office:change-info>
            <text:p text:style-name="P1"><text:span text:style-name="T6">looked </text:span></text:p>
          </text:deletion>
        </text:changed-region>
        <text:changed-region xml:id="ct1968858118272" text:id="ct1968858118272">
          <text:insertion>
            <office:change-info>
              <dc:creator>Unknown Author</dc:creator>
              <dc:date>2024-10-07T22:45:47.119000000</dc:date>
            </office:change-info>
          </text:insertion>
        </text:changed-region>
        <text:changed-region xml:id="ct1968536918448" text:id="ct1968536918448">
          <text:insertion>
            <office:change-info>
              <dc:creator>Unknown Author</dc:creator>
              <dc:date>2024-10-07T22:45:47.119000000</dc:date>
            </office:change-info>
          </text:insertion>
        </text:changed-region>
        <text:changed-region xml:id="ct1968406703920" text:id="ct1968406703920">
          <text:deletion>
            <office:change-info>
              <dc:creator>Unknown Author</dc:creator>
              <dc:date>2024-10-07T22:45:47.119000000</dc:date>
            </office:change-info>
            <text:p text:style-name="P1"><text:span text:style-name="T6"><text:s/></text:span></text:p>
          </text:deletion>
        </text:changed-region>
        <text:changed-region xml:id="ct1968536916432" text:id="ct1968536916432">
          <text:insertion>
            <office:change-info>
              <dc:creator>Unknown Author</dc:creator>
              <dc:date>2024-10-07T22:45:47.119000000</dc:date>
            </office:change-info>
          </text:insertion>
        </text:changed-region>
        <text:changed-region xml:id="ct1968536917296" text:id="ct1968536917296">
          <text:insertion>
            <office:change-info>
              <dc:creator>Unknown Author</dc:creator>
              <dc:date>2024-10-07T22:45:47.119000000</dc:date>
            </office:change-info>
          </text:insertion>
        </text:changed-region>
        <text:changed-region xml:id="ct1968536917584" text:id="ct1968536917584">
          <text:insertion>
            <office:change-info>
              <dc:creator>Unknown Author</dc:creator>
              <dc:date>2024-10-07T22:45:47.119000000</dc:date>
            </office:change-info>
          </text:insertion>
        </text:changed-region>
        <text:changed-region xml:id="ct1968406702192" text:id="ct1968406702192">
          <text:deletion>
            <office:change-info>
              <dc:creator>Unknown Author</dc:creator>
              <dc:date>2024-10-07T22:45:47.119000000</dc:date>
            </office:change-info>
            <text:p text:style-name="P2"><text:span text:style-name="Default_20_Paragraph_20_Font"><text:span text:style-name="T4">. A woman of </text:span></text:span></text:p>
          </text:deletion>
        </text:changed-region>
        <text:changed-region xml:id="ct1968536917008" text:id="ct1968536917008">
          <text:insertion>
            <office:change-info>
              <dc:creator>Unknown Author</dc:creator>
              <dc:date>2024-10-07T22:45:47.119000000</dc:date>
            </office:change-info>
          </text:insertion>
        </text:changed-region>
        <text:changed-region xml:id="ct1968406703632" text:id="ct1968406703632">
          <text:deletion>
            <office:change-info>
              <dc:creator>Unknown Author</dc:creator>
              <dc:date>2024-10-07T22:45:47.119000000</dc:date>
            </office:change-info>
            <text:p text:style-name="P2"><text:span text:style-name="Default_20_Paragraph_20_Font"><text:span text:style-name="T4">it didn’t convince the rest</text:span></text:span></text:p>
          </text:deletion>
        </text:changed-region>
        <text:changed-region xml:id="ct1968406704208" text:id="ct1968406704208">
          <text:deletion>
            <office:change-info>
              <dc:creator>Unknown Author</dc:creator>
              <dc:date>2024-10-07T22:45:47.119000000</dc:date>
            </office:change-info>
            <text:p text:style-name="P2"><text:span text:style-name="Default_20_Paragraph_20_Font"><text:span text:style-name="T4"><text:s/></text:span></text:span></text:p>
          </text:deletion>
        </text:changed-region>
        <text:changed-region xml:id="ct1968536919312" text:id="ct1968536919312">
          <text:insertion>
            <office:change-info>
              <dc:creator>Unknown Author</dc:creator>
              <dc:date>2024-10-07T22:45:47.119000000</dc:date>
            </office:change-info>
          </text:insertion>
        </text:changed-region>
        <text:changed-region xml:id="ct1968406701904" text:id="ct1968406701904">
          <text:deletion>
            <office:change-info>
              <dc:creator>Unknown Author</dc:creator>
              <dc:date>2024-10-07T22:45:47.119000000</dc:date>
            </office:change-info>
            <text:p text:style-name="P2"><text:span text:style-name="Default_20_Paragraph_20_Font"><text:span text:style-name="T4">, the </text:span></text:span></text:p>
          </text:deletion>
        </text:changed-region>
        <text:changed-region xml:id="ct1968536919024" text:id="ct1968536919024">
          <text:insertion>
            <office:change-info>
              <dc:creator>Unknown Author</dc:creator>
              <dc:date>2024-10-07T22:45:47.119000000</dc:date>
            </office:change-info>
          </text:insertion>
        </text:changed-region>
        <text:changed-region xml:id="ct1968406704784" text:id="ct1968406704784">
          <text:deletion>
            <office:change-info>
              <dc:creator>Unknown Author</dc:creator>
              <dc:date>2024-10-07T22:45:47.119000000</dc:date>
            </office:change-info>
            <text:p text:style-name="P2"><text:span text:style-name="Default_20_Paragraph_20_Font"><text:span text:style-name="T4">growing</text:span></text:span></text:p>
          </text:deletion>
        </text:changed-region>
        <text:changed-region xml:id="ct1968536918736" text:id="ct1968536918736">
          <text:insertion>
            <office:change-info>
              <dc:creator>Unknown Author</dc:creator>
              <dc:date>2024-10-07T22:45:47.119000000</dc:date>
            </office:change-info>
          </text:insertion>
        </text:changed-region>
        <text:changed-region xml:id="ct1968536915856" text:id="ct1968536915856">
          <text:insertion>
            <office:change-info>
              <dc:creator>Unknown Author</dc:creator>
              <dc:date>2024-10-07T22:45:47.119000000</dc:date>
            </office:change-info>
          </text:insertion>
        </text:changed-region>
        <text:changed-region xml:id="ct1968536917872" text:id="ct1968536917872">
          <text:insertion>
            <office:change-info>
              <dc:creator>Unknown Author</dc:creator>
              <dc:date>2024-10-07T22:45:47.119000000</dc:date>
            </office:change-info>
          </text:insertion>
        </text:changed-region>
        <text:changed-region xml:id="ct1968406701616" text:id="ct1968406701616">
          <text:deletion>
            <office:change-info>
              <dc:creator>Unknown Author</dc:creator>
              <dc:date>2024-10-07T22:45:47.119000000</dc:date>
            </office:change-info>
            <text:p text:style-name="P2"><text:span text:style-name="Default_20_Paragraph_20_Font"><text:span text:style-name="T4">cutting across the static scent of the coming storm. Then the sound of the surface </text:span></text:span></text:p>
          </text:deletion>
        </text:changed-region>
        <text:changed-region xml:id="ct1968536918160" text:id="ct1968536918160">
          <text:insertion>
            <office:change-info>
              <dc:creator>Unknown Author</dc:creator>
              <dc:date>2024-10-07T22:45:47.119000000</dc:date>
            </office:change-info>
          </text:insertion>
        </text:changed-region>
        <text:changed-region xml:id="ct1968406702480" text:id="ct1968406702480">
          <text:deletion>
            <office:change-info>
              <dc:creator>Unknown Author</dc:creator>
              <dc:date>2024-10-07T22:45:47.119000000</dc:date>
            </office:change-info>
            <text:p text:style-name="P2"><text:span text:style-name="Default_20_Paragraph_20_Font"><text:span text:style-name="T4">water breaking as if from much further away under the sounds of the storm, but he could have reached her in two paddle strokes.</text:span></text:span></text:p>
          </text:deletion>
        </text:changed-region>
        <text:changed-region xml:id="ct1968536916144" text:id="ct1968536916144">
          <text:insertion>
            <office:change-info>
              <dc:creator>Unknown Author</dc:creator>
              <dc:date>2024-10-07T22:45:47.119000000</dc:date>
            </office:change-info>
          </text:insertion>
        </text:changed-region>
        <text:changed-region xml:id="ct1968536916720" text:id="ct1968536916720">
          <text:insertion>
            <office:change-info>
              <dc:creator>Unknown Author</dc:creator>
              <dc:date>2024-10-07T22:45:47.119000000</dc:date>
            </office:change-info>
          </text:insertion>
        </text:changed-region>
        <text:changed-region xml:id="ct1968406833072" text:id="ct1968406833072">
          <text:deletion>
            <office:change-info>
              <dc:creator>Unknown Author</dc:creator>
              <dc:date>2024-10-07T22:45:47.119000000</dc:date>
            </office:change-info>
            <text:p text:style-name="P2"><text:span text:style-name="Default_20_Paragraph_20_Font"><text:span text:style-name="T4">the</text:span></text:span></text:p>
          </text:deletion>
        </text:changed-region>
        <text:changed-region xml:id="ct1968406834224" text:id="ct1968406834224">
          <text:deletion>
            <office:change-info>
              <dc:creator>Unknown Author</dc:creator>
              <dc:date>2024-10-07T22:45:47.119000000</dc:date>
            </office:change-info>
            <text:p text:style-name="P2"><text:span text:style-name="Default_20_Paragraph_20_Font"><text:span text:style-name="T4">just</text:span></text:span></text:p>
          </text:deletion>
        </text:changed-region>
        <text:changed-region xml:id="ct1968536580896" text:id="ct1968536580896">
          <text:insertion>
            <office:change-info>
              <dc:creator>Unknown Author</dc:creator>
              <dc:date>2024-10-07T22:45:47.119000000</dc:date>
            </office:change-info>
          </text:insertion>
        </text:changed-region>
        <text:changed-region xml:id="ct1968536583200" text:id="ct1968536583200">
          <text:insertion>
            <office:change-info>
              <dc:creator>Unknown Author</dc:creator>
              <dc:date>2024-10-07T22:45:47.119000000</dc:date>
            </office:change-info>
          </text:insertion>
        </text:changed-region>
        <text:changed-region xml:id="ct1968536583488" text:id="ct1968536583488">
          <text:insertion>
            <office:change-info>
              <dc:creator>Unknown Author</dc:creator>
              <dc:date>2024-10-07T22:45:47.119000000</dc:date>
            </office:change-info>
          </text:insertion>
        </text:changed-region>
        <text:changed-region xml:id="ct1968406834512" text:id="ct1968406834512">
          <text:deletion>
            <office:change-info>
              <dc:creator>Unknown Author</dc:creator>
              <dc:date>2024-10-07T22:45:47.119000000</dc:date>
            </office:change-info>
            <text:p text:style-name="P2"><text:span text:style-name="Comment_20_Reference"><text:span text:style-name="T3">naked to the waist </text:span></text:span></text:p>
          </text:deletion>
        </text:changed-region>
        <text:changed-region xml:id="ct1968536582336" text:id="ct1968536582336">
          <text:insertion>
            <office:change-info>
              <dc:creator>Unknown Author</dc:creator>
              <dc:date>2024-10-07T22:45:47.119000000</dc:date>
            </office:change-info>
          </text:insertion>
        </text:changed-region>
        <text:changed-region xml:id="ct1968536581760" text:id="ct1968536581760">
          <text:insertion>
            <office:change-info>
              <dc:creator>Unknown Author</dc:creator>
              <dc:date>2024-10-07T22:45:47.119000000</dc:date>
            </office:change-info>
          </text:insertion>
        </text:changed-region>
        <text:changed-region xml:id="ct1968536580320" text:id="ct1968536580320">
          <text:insertion>
            <office:change-info>
              <dc:creator>Unknown Author</dc:creator>
              <dc:date>2024-10-07T22:45:47.119000000</dc:date>
            </office:change-info>
          </text:insertion>
        </text:changed-region>
        <text:changed-region xml:id="ct1968536581184" text:id="ct1968536581184">
          <text:insertion>
            <office:change-info>
              <dc:creator>Unknown Author</dc:creator>
              <dc:date>2024-10-07T22:45:47.119000000</dc:date>
            </office:change-info>
          </text:insertion>
        </text:changed-region>
        <text:changed-region xml:id="ct1968406834800" text:id="ct1968406834800">
          <text:deletion>
            <office:change-info>
              <dc:creator>Unknown Author</dc:creator>
              <dc:date>2024-10-07T22:45:47.119000000</dc:date>
            </office:change-info>
            <text:p text:style-name="P1"><text:span text:style-name="T6">shone</text:span></text:p>
          </text:deletion>
        </text:changed-region>
        <text:changed-region xml:id="ct1968406831344" text:id="ct1968406831344">
          <text:deletion>
            <office:change-info>
              <dc:creator>Unknown Author</dc:creator>
              <dc:date>2024-10-07T22:45:47.119000000</dc:date>
            </office:change-info>
            <text:p text:style-name="P1"><text:span text:style-name="T6"><text:s/></text:span></text:p>
          </text:deletion>
        </text:changed-region>
        <text:changed-region xml:id="ct1968536581472" text:id="ct1968536581472">
          <text:insertion>
            <office:change-info>
              <dc:creator>Unknown Author</dc:creator>
              <dc:date>2024-10-07T22:45:47.119000000</dc:date>
            </office:change-info>
          </text:insertion>
        </text:changed-region>
        <text:changed-region xml:id="ct1968406831632" text:id="ct1968406831632">
          <text:deletion>
            <office:change-info>
              <dc:creator>Unknown Author</dc:creator>
              <dc:date>2024-10-07T22:45:47.119000000</dc:date>
            </office:change-info>
            <text:p text:style-name="P2"><text:span text:style-name="Default_20_Paragraph_20_Font"><text:span text:style-name="T4">far too similar to </text:span></text:span></text:p>
          </text:deletion>
        </text:changed-region>
        <text:changed-region xml:id="ct1968536582048" text:id="ct1968536582048">
          <text:insertion>
            <office:change-info>
              <dc:creator>Unknown Author</dc:creator>
              <dc:date>2024-10-07T22:45:47.119000000</dc:date>
            </office:change-info>
          </text:insertion>
        </text:changed-region>
        <text:changed-region xml:id="ct1968536580032" text:id="ct1968536580032">
          <text:insertion>
            <office:change-info>
              <dc:creator>Unknown Author</dc:creator>
              <dc:date>2024-10-07T22:45:47.119000000</dc:date>
            </office:change-info>
          </text:insertion>
        </text:changed-region>
        <text:changed-region xml:id="ct1968406831920" text:id="ct1968406831920">
          <text:deletion>
            <office:change-info>
              <dc:creator>Unknown Author</dc:creator>
              <dc:date>2024-10-07T22:45:47.119000000</dc:date>
            </office:change-info>
            <text:p text:style-name="P2"><text:span text:style-name="Default_20_Paragraph_20_Font"><text:span text:style-name="T4"><text:s/></text:span></text:span></text:p>
          </text:deletion>
        </text:changed-region>
        <text:changed-region xml:id="ct1968536582624" text:id="ct1968536582624">
          <text:insertion>
            <office:change-info>
              <dc:creator>Unknown Author</dc:creator>
              <dc:date>2024-10-07T22:45:47.119000000</dc:date>
            </office:change-info>
          </text:insertion>
        </text:changed-region>
        <text:changed-region xml:id="ct1968406832784" text:id="ct1968406832784">
          <text:deletion>
            <office:change-info>
              <dc:creator>Unknown Author</dc:creator>
              <dc:date>2024-10-07T22:45:47.119000000</dc:date>
            </office:change-info>
            <text:p text:style-name="P2"><text:span text:style-name="Default_20_Paragraph_20_Font"><text:span text:style-name="T4">away. </text:span></text:span></text:p>
          </text:deletion>
        </text:changed-region>
        <text:changed-region xml:id="ct1968536580608" text:id="ct1968536580608">
          <text:insertion>
            <office:change-info>
              <dc:creator>Unknown Author</dc:creator>
              <dc:date>2024-10-07T22:45:47.119000000</dc:date>
            </office:change-info>
          </text:insertion>
        </text:changed-region>
        <text:changed-region xml:id="ct1968536582912" text:id="ct1968536582912">
          <text:insertion>
            <office:change-info>
              <dc:creator>Unknown Author</dc:creator>
              <dc:date>2024-10-07T22:45:47.119000000</dc:date>
            </office:change-info>
          </text:insertion>
        </text:changed-region>
        <text:changed-region xml:id="ct1968401743632" text:id="ct1968401743632">
          <text:insertion>
            <office:change-info>
              <dc:creator>Unknown Author</dc:creator>
              <dc:date>2024-10-07T22:45:47.119000000</dc:date>
            </office:change-info>
          </text:insertion>
        </text:changed-region>
        <text:changed-region xml:id="ct1968406833648" text:id="ct1968406833648">
          <text:deletion>
            <office:change-info>
              <dc:creator>Unknown Author</dc:creator>
              <dc:date>2024-10-07T22:45:47.119000000</dc:date>
            </office:change-info>
            <text:p text:style-name="P2"><text:span text:style-name="Default_20_Paragraph_20_Font"><text:span text:style-name="T4">and for a moment began </text:span></text:span></text:p>
          </text:deletion>
        </text:changed-region>
        <text:changed-region xml:id="ct1968401741040" text:id="ct1968401741040">
          <text:insertion>
            <office:change-info>
              <dc:creator>Unknown Author</dc:creator>
              <dc:date>2024-10-07T22:45:47.119000000</dc:date>
            </office:change-info>
          </text:insertion>
        </text:changed-region>
        <text:changed-region xml:id="ct1968406832496" text:id="ct1968406832496">
          <text:deletion>
            <office:change-info>
              <dc:creator>Unknown Author</dc:creator>
              <dc:date>2024-10-07T22:45:47.119000000</dc:date>
            </office:change-info>
            <text:p text:style-name="P2"><text:span text:style-name="Default_20_Paragraph_20_Font"><text:span text:style-name="T4">had to get back to the village before the end of the storm. He froze with his hand reaching for the water and looked to the sky. He </text:span></text:span></text:p>
          </text:deletion>
        </text:changed-region>
        <text:changed-region xml:id="ct1968406832208" text:id="ct1968406832208">
          <text:deletion>
            <office:change-info>
              <dc:creator>Unknown Author</dc:creator>
              <dc:date>2024-10-07T22:45:47.119000000</dc:date>
            </office:change-info>
            <text:p text:style-name="P2"><text:span text:style-name="Default_20_Paragraph_20_Font"><text:span text:style-name="T4"><text:s/></text:span></text:span></text:p>
          </text:deletion>
        </text:changed-region>
        <text:changed-region xml:id="ct1968401743920" text:id="ct1968401743920">
          <text:insertion>
            <office:change-info>
              <dc:creator>Unknown Author</dc:creator>
              <dc:date>2024-10-07T22:45:47.119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eams of a Storm</text:p>
      <text:p text:style-name="P1"/>
      <text:p text:style-name="P2"><text:span text:style-name="Default_20_Paragraph_20_Font"><text:span text:style-name="T1"><text:tab/></text:span></text:span><office:annotation office:name="0" loext:resolved="false"><dc:creator>Zoii Henry</dc:creator><dc:date>2024-10-01T23:17:00</dc:date><meta:creator-initials>ZH</meta:creator-initials><text:p>Context given from the very first line. Nice!</text:p></office:annotation><text:span text:style-name="Default_20_Paragraph_20_Font"><text:span text:style-name="T1">The lake and sky matched in color and texture, grey-green and ripples of a coming storm</text:span></text:span><text:change-start text:change-id="ct1968406833360"/><office:annotation-end office:name="0"/><text:change-end text:change-id="ct1968406833360"/><text:span text:style-name="Default_20_Paragraph_20_Font"><text:span text:style-name="T1">. The wind came in steadily</text:span></text:span><text:change-start text:change-id="ct1968406833936"/><text:span text:style-name="Default_20_Paragraph_20_Font"><text:span text:style-name="T1">,</text:span></text:span><text:change-end text:change-id="ct1968406833936"/><text:span text:style-name="Default_20_Paragraph_20_Font"><text:span text:style-name="T1"> bending the trees over the water </text:span></text:span><text:change-start text:change-id="ct1968406817984"/><text:span text:style-name="Default_20_Paragraph_20_Font"><text:span text:style-name="T1">that</text:span></text:span><text:change-end text:change-id="ct1968406817984"/><text:change text:change-id="ct1968313245840"/><text:span text:style-name="Default_20_Paragraph_20_Font"><text:span text:style-name="T1"> rustled in the summer warmth, only the hidden alcoves kept </text:span></text:span><text:change-start text:change-id="ct1968873250528"/><text:span text:style-name="Default_20_Paragraph_20_Font"><text:span text:style-name="T1">their </text:span></text:span><text:change-end text:change-id="ct1968873250528"/><text:change text:change-id="ct1968313243536"/><text:span text:style-name="Default_20_Paragraph_20_Font"><text:span text:style-name="T1">calm. Ripples still lined the surface, but neatly. Lilies in bloom and their pads rode inch high waves as the raft rode by. Paddle strokes</text:span></text:span><text:change text:change-id="ct1968313244688"/><text:span text:style-name="Default_20_Paragraph_20_Font"><text:span text:style-name="T1"> pulls swallowed by the songs of the wind in the leaves carried the boy along the shoreline. On the air were the fresh scent of the coming rain and metallic notes of worry. He </text:span></text:span><text:change text:change-id="ct1968313245552"/><text:span text:style-name="Default_20_Paragraph_20_Font"><text:span text:style-name="T1">find her here.</text:span></text:span><text:change text:change-id="ct1968313244400"/></text:p>
      <text:p text:style-name="P2"><text:span text:style-name="Default_20_Paragraph_20_Font"><text:span text:style-name="T1"><text:tab/>Muscles tense, he restrained himself from picking up his pace. </text:span></text:span><office:annotation office:name="2" loext:resolved="false"><dc:creator>Zoii Henry</dc:creator><dc:date>2024-10-01T23:26:00</dc:date><meta:creator-initials>ZH</meta:creator-initials><text:p>Not sure what this means</text:p></office:annotation><text:span text:style-name="Default_20_Paragraph_20_Font"><text:span text:style-name="T1">He tried to stand up so tall his back arched</text:span></text:span><text:change-start text:change-id="ct1968406702768"/><office:annotation-end office:name="2"/><text:change-end text:change-id="ct1968406702768"/><text:span text:style-name="Default_20_Paragraph_20_Font"><text:span text:style-name="T1">, bare feet on the wood and rope lifted onto their balls, heels hovering. </text:span></text:span><text:change-start text:change-id="ct1968313246128"/><text:span text:style-name="Default_20_Paragraph_20_Font"><text:span text:style-name="T1">From one </text:span></text:span><text:change-end text:change-id="ct1968313246128"/><text:change text:change-id="ct1968313244976"/><text:span text:style-name="Default_20_Paragraph_20_Font"><text:span text:style-name="T1">of these calmer alcoves she would come up out of the water. He’d seen it in his dream.</text:span></text:span><text:change text:change-id="ct1968313246992"/></text:p>
      <text:p text:style-name="P2"><text:span text:style-name="Default_20_Paragraph_20_Font"><text:span text:style-name="T1"><text:tab/></text:span></text:span><office:annotation office:name="4" loext:resolved="false"><dc:creator>Zoii Henry</dc:creator><dc:date>2024-10-01T23:31:00</dc:date><meta:creator-initials>ZH</meta:creator-initials><text:p>Love the pace here </text:p></office:annotation><text:span text:style-name="Default_20_Paragraph_20_Font"><text:span text:style-name="T1">It was a risk being out so far from the village </text:span></text:span><text:change-start text:change-id="ct1968874816224"/><text:span text:style-name="Default_20_Paragraph_20_Font"><text:span text:style-name="T1"><text:s/>and so </text:span></text:span><text:change-end text:change-id="ct1968874816224"/><text:change text:change-id="ct1968313245264"/><text:span text:style-name="Default_20_Paragraph_20_Font"><text:span text:style-name="T1">near a storm</text:span></text:span><text:change-start text:change-id="ct1968874816800"/><text:span text:style-name="Default_20_Paragraph_20_Font"><text:span text:style-name="T1"> </text:span></text:span><text:change-end text:change-id="ct1968874816800"/><text:change text:change-id="ct1968313243824"/><text:span text:style-name="Default_20_Paragraph_20_Font"><text:span text:style-name="T1">out on the water. He could feel the air pressure shifting, the trees sucked back from the water toward the forest, then pushed in again cracking and rushing like </text:span></text:span><office:annotation office:name="3" loext:resolved="false"><dc:creator>Zoii Henry</dc:creator><dc:date>2024-10-01T23:30:00</dc:date><meta:creator-initials>ZH</meta:creator-initials><text:p>WC</text:p></office:annotation><text:span text:style-name="Default_20_Paragraph_20_Font"><text:span text:style-name="T1">a waterfall</text:span></text:span><text:change-start text:change-id="ct1968874815360"/><office:annotation-end office:name="3"/><text:change-end text:change-id="ct1968874815360"/><text:span text:style-name="Default_20_Paragraph_20_Font"><text:span text:style-name="T1">. Not a time to be out on a small log raft in naught but a loincloth, but his grandfather had hastened him to the lake when the first signs of the dream had </text:span></text:span><text:change-start text:change-id="ct1968874816512"/><text:span text:style-name="Default_20_Paragraph_20_Font"><text:span text:style-name="T1">proven</text:span></text:span><text:change-end text:change-id="ct1968874816512"/><text:change text:change-id="ct1968313246416"/><text:span text:style-name="Default_20_Paragraph_20_Font"><text:span text:style-name="T1"> true. Always heed the cautious man urging haste.</text:span></text:span><text:change-start text:change-id="ct1968874815648"/><office:annotation-end office:name="4"/><text:change-end text:change-id="ct1968874815648"/><text:change text:change-id="ct1968313246704"/></text:p>
      <text:p text:style-name="P2"><text:span text:style-name="Default_20_Paragraph_20_Font"><text:span text:style-name="T1"><text:tab/>The lily pads dragged at the raft as it </text:span></text:span><office:annotation office:name="5" loext:resolved="false"><dc:creator>Zoii Henry</dc:creator><dc:date>2024-10-01T23:32:00</dc:date><meta:creator-initials>ZH</meta:creator-initials><text:p>WC</text:p></office:annotation><text:span text:style-name="Default_20_Paragraph_20_Font"><text:span text:style-name="T1">passed.</text:span></text:span><text:change-start text:change-id="ct1968874815936"/><office:annotation-end office:name="5"/><text:change-end text:change-id="ct1968874815936"/><text:span text:style-name="Default_20_Paragraph_20_Font"><text:span text:style-name="T1"> He was used to being out on the lake as a fisherman’s son just old enough to make his own trips, but there was a different loneliness today. It was an empty feeling all around, no fish</text:span></text:span><text:change-start text:change-id="ct1968858118848"/><text:span text:style-name="Default_20_Paragraph_20_Font"><text:span text:style-name="T1">,</text:span></text:span><text:change-end text:change-id="ct1968858118848"/><text:span text:style-name="Default_20_Paragraph_20_Font"><text:span text:style-name="T1"> no frogs, all deer and </text:span></text:span><office:annotation office:name="6" loext:resolved="false"><dc:creator>Zoii Henry</dc:creator><dc:date>2024-10-01T23:33:00</dc:date><meta:creator-initials>ZH</meta:creator-initials><text:p>Not necessrily things you would find near a river/ bay/ close to the sea</text:p></office:annotation><text:span text:style-name="Default_20_Paragraph_20_Font"><text:span text:style-name="T1">buffalo squirrels </text:span></text:span><text:change-start text:change-id="ct1968858117984"/><office:annotation-end office:name="6"/><text:change-end text:change-id="ct1968858117984"/><text:span text:style-name="Default_20_Paragraph_20_Font"><text:span text:style-name="T1">and even the bugs had hidden away to wait out the storm. He paddled over the surface unwatched, and watching. It was almost like stillness, if it weren’t for the wind in the trees and the lake roiling. </text:span></text:span><office:annotation office:name="7" loext:resolved="false"><dc:creator>Zoii Henry</dc:creator><dc:date>2024-10-01T23:34:00</dc:date><meta:creator-initials>ZH</meta:creator-initials><text:p>Explain this silence….rephrase.</text:p></office:annotation><text:span text:style-name="Default_20_Paragraph_20_Font"><text:span text:style-name="T1">Almost like silence but for the rushing of the leaves</text:span></text:span><text:change-start text:change-id="ct1968858116256"/><office:annotation-end office:name="7"/><text:span text:style-name="Default_20_Paragraph_20_Font"><text:span text:style-name="T1">.</text:span></text:span><text:change-end text:change-id="ct1968858116256"/><text:change text:change-id="ct1968313244112"/></text:p>
      <text:p text:style-name="P2"><text:span text:style-name="Default_20_Paragraph_20_Font"><text:span text:style-name="T1"><text:tab/>So where was </text:span></text:span><office:annotation office:name="8" loext:resolved="false"><dc:creator>Zoii Henry</dc:creator><dc:date>2024-10-01T23:35:00</dc:date><meta:creator-initials>ZH</meta:creator-initials><text:p>I need to know WHERE the boy is and what he is doing after this question and before “this was exactly the image” so I can see him in it too</text:p></office:annotation><text:span text:style-name="Default_20_Paragraph_20_Font"><text:span text:style-name="T1">she</text:span></text:span><text:change-start text:change-id="ct1968858115968"/><office:annotation-end office:name="8"/><text:change-end text:change-id="ct1968858115968"/><text:span text:style-name="Default_20_Paragraph_20_Font"><text:span text:style-name="T1">? This was exactly the image in his dream. Under a bowing bobbing tree with leaves that stroked the water, out from the lily pads devoid of frog or even waterbug as the sky raged above, a woman would emerge looking like she were born of the algae and </text:span></text:span><office:annotation office:name="9" loext:resolved="false"><dc:creator>Zoii Henry</dc:creator><dc:date>2024-10-01T23:36:00</dc:date><meta:creator-initials>ZH</meta:creator-initials><text:p>Overusing the word frog, but great imagery here</text:p></office:annotation><text:span text:style-name="Default_20_Paragraph_20_Font"><text:span text:style-name="T1">frogs </text:span></text:span><text:change-start text:change-id="ct1968858118560"/><office:annotation-end office:name="9"/><text:change-end text:change-id="ct1968858118560"/><text:span text:style-name="Default_20_Paragraph_20_Font"><text:span text:style-name="T1">in the mud, she would surface to tell him of the coming danger. He wished he remembered her words. He’d awoken and immediately come to tell the elders, </text:span></text:span><text:change-start text:change-id="ct1968858116544"/><text:span text:style-name="Default_20_Paragraph_20_Font"><text:span text:style-name="T1">butas he told the tale felt more and more embarassed..</text:span></text:span><text:change-end text:change-id="ct1968858116544"/><text:change text:change-id="ct1968406701328"/><text:span text:style-name="Default_20_Paragraph_20_Font"><text:span text:style-name="T1"> He could tell all of what he saw – of the storm </text:span></text:span><text:change-start text:change-id="ct1968858116832"/><text:span text:style-name="Default_20_Paragraph_20_Font"><text:span text:style-name="T1">that </text:span></text:span><text:change-end text:change-id="ct1968858116832"/><text:span text:style-name="Default_20_Paragraph_20_Font"><text:span text:style-name="T1">the witches said was not due to come, but </text:span></text:span><text:change-start text:change-id="ct1968858115392"/><text:span text:style-name="Default_20_Paragraph_20_Font"><text:span text:style-name="T1">they knew </text:span></text:span><text:change-end text:change-id="ct1968858115392"/><text:change text:change-id="ct1968406703344"/><text:span text:style-name="Default_20_Paragraph_20_Font"><text:span text:style-name="T1">say little of what the woman from the lake had told him. Only that she had foretold the coming of </text:span></text:span><text:change-start text:change-id="ct1968858115680"/><text:span text:style-name="Comment_20_Reference"><text:span text:style-name="T5"><office:annotation loext:resolved="false"><dc:creator>Zoii Henry</dc:creator><dc:date>2024-10-01T23:42:00</dc:date><meta:creator-initials>ZH</meta:creator-initials><text:p>Avoid this phrasing </text:p></office:annotation></text:span></text:span><text:span text:style-name="Default_20_Paragraph_20_Font"><text:span text:style-name="T1">doom.</text:span></text:span><text:change-end text:change-id="ct1968858115680"/><text:change text:change-id="ct1968406703056"/></text:p>
      <text:p text:style-name="P2"><text:span text:style-name="Default_20_Paragraph_20_Font"><text:span text:style-name="T1"><text:tab/>The wind swirled and even the water in the alcove started to churn. </text:span></text:span><office:annotation office:name="11" loext:resolved="false"><dc:creator>Zoii Henry</dc:creator><dc:date>2024-10-01T23:43:00</dc:date><meta:creator-initials>ZH</meta:creator-initials><text:p>rephrase</text:p></office:annotation><text:span text:style-name="Default_20_Paragraph_20_Font"><text:span text:style-name="T1">The boy felt tears pushing their way to the corners of his eyes and a hot walnut in the back of his throat</text:span></text:span><text:change-start text:change-id="ct1968858117120"/><office:annotation-end office:name="11"/><text:change-end text:change-id="ct1968858117120"/><text:span text:style-name="Default_20_Paragraph_20_Font"><text:span text:style-name="T1">. The weather couldn’t change too much more or it would mean his vision wasn’t truth. If it started to rain before he was visited then it was only a dream, and he was far out alone in the storm. The storm that had come so suddenly from blue skies. <text:tab/></text:span></text:span></text:p>
      <text:p text:style-name="P1"><text:tab/>It was that fact that had convinced the elders of the veracity of his tale. Standing before them, all sitting on bearskins cross-legged in a semicircle beside the fire around him, the weight of their gazes <text:change-start text:change-id="ct1968858117408"/>was <text:change-end text:change-id="ct1968858117408"/>the same as the weight of the bears they sat upon. Even the smallest elder, wrinkled and frail, seemed a towering figure despite the boy casting his gaze downward to look on him. His grandfather, broad chest and belly out in the firelight who was taller than him even sitting, <text:change-start text:change-id="ct1968858117696"/>loomed like <text:change-end text:change-id="ct1968858117696"/><text:change text:change-id="ct1968406704496"/>a mountain. When he’d tried to recall the woman’s words his memory faltered, and the scowls were an avalanche <text:change-start text:change-id="ct1968858118272"/>of _____ <text:change-end text:change-id="ct1968858118272"/>until Abu-Hai, the eldest, <text:change-start text:change-id="ct1968536918448"/>{need an adjective here} <text:change-end text:change-id="ct1968536918448"/>croaked his belief.<text:change text:change-id="ct1968406703920"/></text:p>
      <text:p text:style-name="P2"><text:soft-page-break/><text:span text:style-name="Default_20_Paragraph_20_Font"><text:span text:style-name="T1"><text:tab/>He spoke </text:span></text:span><text:change-start text:change-id="ct1968536916432"/><text:span text:style-name="Default_20_Paragraph_20_Font"><text:span text:style-name="T1">[adjective] </text:span></text:span><text:change-end text:change-id="ct1968536916432"/><text:span text:style-name="Default_20_Paragraph_20_Font"><text:span text:style-name="T1">of the</text:span></text:span><office:annotation office:name="12" loext:resolved="false"><dc:creator>Zoii Henry</dc:creator><dc:date>2024-10-02T06:27:00</dc:date><meta:creator-initials>ZH</meta:creator-initials><text:p>Or river?</text:p></office:annotation><text:span text:style-name="Default_20_Paragraph_20_Font"><text:span text:style-name="T1"> lake </text:span></text:span><text:change-start text:change-id="ct1968536917296"/><office:annotation-end office:name="12"/><text:change-end text:change-id="ct1968536917296"/><text:span text:style-name="Default_20_Paragraph_20_Font"><text:span text:style-name="T1">and the spirit of its waters</text:span></text:span><text:change-start text:change-id="ct1968536917584"/><text:span text:style-name="Default_20_Paragraph_20_Font"><text:span text:style-name="T1">, of a woman <text:s/>with </text:span></text:span><text:change-end text:change-id="ct1968536917584"/><text:change text:change-id="ct1968406702192"/><text:span text:style-name="Default_20_Paragraph_20_Font"><text:span text:style-name="T1">surpassing beauty, twice the size of the largest man, and green as pine. The boy must have seen her daughter just as Abu-Hai had seen her when he was a boy. The respect for Abu-Hai among the elders took some weight off of the boy, but </text:span></text:span><text:change-start text:change-id="ct1968536917008"/><text:span text:style-name="Default_20_Paragraph_20_Font"><text:span text:style-name="T1">the rest were not convinced</text:span></text:span><text:change-end text:change-id="ct1968536917008"/><text:change text:change-id="ct1968406703632"/><text:span text:style-name="Default_20_Paragraph_20_Font"><text:span text:style-name="T1"> until the storm came the next morning and they hurried him on his way.</text:span></text:span><text:change text:change-id="ct1968406704208"/></text:p>
      <text:p text:style-name="P2"><text:span text:style-name="Default_20_Paragraph_20_Font"><text:span text:style-name="T1"><text:tab/>Water lapped onto the top of the raft forcing the boy to bend his knees to keep balance. The wood of the raft felt hard and dense, soaked in the cold water, water unnaturally cold for summer. The chill slithered up from his feet to his spine. He shivered and stopped paddling</text:span></text:span><text:change-start text:change-id="ct1968536919312"/><text:span text:style-name="Default_20_Paragraph_20_Font"><text:span text:style-name="T1">.The </text:span></text:span><text:change-end text:change-id="ct1968536919312"/><text:change text:change-id="ct1968406701904"/><text:span text:style-name="Default_20_Paragraph_20_Font"><text:span text:style-name="T1">lump in his throat </text:span></text:span><text:change-start text:change-id="ct1968536919024"/><text:span text:style-name="Default_20_Paragraph_20_Font"><text:span text:style-name="T1">grew</text:span></text:span><text:change-end text:change-id="ct1968536919024"/><text:change text:change-id="ct1968406704784"/><text:span text:style-name="Default_20_Paragraph_20_Font"><text:span text:style-name="T1"> with each moment. His nakedness felt complete. The trees around were a mix of shades of green leaves and the dark of pines, all swaying against the silver-green sky, all muted, almost blue with the absence of sunlight. He let the waves drift him, and finally the rain arrived. Or was it his tears?</text:span></text:span></text:p>
      <text:p text:style-name="P2"><text:span text:style-name="Default_20_Paragraph_20_Font"><text:span text:style-name="T1"><text:tab/>He reached up to touch the water on his cheeks when he stopped. </text:span></text:span><office:annotation office:name="13" loext:resolved="false"><dc:creator>Zoii Henry</dc:creator><dc:date>2024-10-02T06:21:00</dc:date><meta:creator-initials>ZH</meta:creator-initials><text:p>rephrase</text:p></office:annotation><text:span text:style-name="Default_20_Paragraph_20_Font"><text:span text:style-name="T1">He smelled her before he saw her. </text:span></text:span><text:change-start text:change-id="ct1968536918736"/><office:annotation-end office:name="13"/><text:change-end text:change-id="ct1968536918736"/><text:span text:style-name="Default_20_Paragraph_20_Font"><text:span text:style-name="T1">Like fresh fish and mud</text:span></text:span><text:change-start text:change-id="ct1968536915856"/><text:span text:style-name="Default_20_Paragraph_20_Font"><text:span text:style-name="T1">,______</text:span></text:span><text:change-end text:change-id="ct1968536915856"/><text:span text:style-name="Default_20_Paragraph_20_Font"><text:span text:style-name="T1"> and algae, </text:span></text:span><text:change-start text:change-id="ct1968536917872"/><text:span text:style-name="Default_20_Paragraph_20_Font"><text:span text:style-name="T1">her scent cut across the static fragrance? <text:s/></text:span></text:span><text:change-end text:change-id="ct1968536917872"/><text:change text:change-id="ct1968406701616"/><text:span text:style-name="Default_20_Paragraph_20_Font"><text:span text:style-name="T1">of the </text:span></text:span><text:change-start text:change-id="ct1968536918160"/><text:span text:style-name="Default_20_Paragraph_20_Font"><text:span text:style-name="T1">coming storm..</text:span></text:span><text:change-end text:change-id="ct1968536918160"/><text:change text:change-id="ct1968406702480"/><text:span text:style-name="Default_20_Paragraph_20_Font"><text:span text:style-name="T1"> He did not dip his paddle though, only gripped it tight and held his breath. </text:span></text:span><text:change-start text:change-id="ct1968536916144"/><text:span text:style-name="Default_20_Paragraph_20_Font"><text:span text:style-name="T1">[rephrase this paragraph, more diverse sentence structure]</text:span></text:span><text:change-end text:change-id="ct1968536916144"/></text:p>
      <text:p text:style-name="P2"><text:span text:style-name="Default_20_Paragraph_20_Font"><text:span text:style-name="T1"><text:tab/>The daughter of the spirit of the lake was just as he’d seen her in his dream. Her skin </text:span></text:span><text:change-start text:change-id="ct1968536916720"/><text:span text:style-name="Default_20_Paragraph_20_Font"><text:span text:style-name="T1">was</text:span></text:span><text:change-end text:change-id="ct1968536916720"/><text:change text:change-id="ct1968406833072"/><text:span text:style-name="Default_20_Paragraph_20_Font"><text:span text:style-name="T1"> pale green of a still pond with dark seaweed hair, features smooth like river stones tossed for a millennia downstream. Her eyes were just too large, her mouth </text:span></text:span><text:change text:change-id="ct1968406834224"/><text:span text:style-name="Default_20_Paragraph_20_Font"><text:span text:style-name="T1"><text:s/>too wide, yet she was still oddly alluring. The boy wanted to paddle closer but could only stare. She reached out to him with a webbed hand and </text:span></text:span><office:annotation office:name="14" loext:resolved="false"><dc:creator>Zoii Henry</dc:creator><dc:date>2024-10-02T06:29:00</dc:date><meta:creator-initials>ZH</meta:creator-initials><text:p>One sentence</text:p></office:annotation><text:span text:style-name="Default_20_Paragraph_20_Font"><text:span text:style-name="T1">he looked right into her black eyes. He felt as if he were falling in. </text:span></text:span><text:change-start text:change-id="ct1968536580896"/><office:annotation-end office:name="14"/><text:change-end text:change-id="ct1968536580896"/><text:span text:style-name="Default_20_Paragraph_20_Font"><text:span text:style-name="T1">Visions rushed into his mind blocking out his sight and the feel of the cold water on his feet. All that was left was the roar of the wind in the trees. </text:span></text:span><text:change-start text:change-id="ct1968536583200"/><text:span text:style-name="Default_20_Paragraph_20_Font"><text:span text:style-name="T1">[misleading, the moment of contact ended too quickly, stay on the eye to ete contact]</text:span></text:span><text:change-end text:change-id="ct1968536583200"/></text:p>
      <text:p text:style-name="P2"><text:span text:style-name="Default_20_Paragraph_20_Font"><text:span text:style-name="T1"><text:tab/>A tall powerfully muscular man </text:span></text:span><text:change-start text:change-id="ct1968536583488"/><text:span text:style-name="Comment_20_Reference"><text:span text:style-name="T5"><office:annotation loext:resolved="false"><dc:creator>Zoii Henry</dc:creator><dc:date>2024-10-02T06:31:00</dc:date><meta:creator-initials>ZH</meta:creator-initials><text:p>Bare chested?</text:p></office:annotation></text:span></text:span><text:change-end text:change-id="ct1968536583488"/><text:change text:change-id="ct1968406834512"/><text:span text:style-name="Default_20_Paragraph_20_Font"><text:span text:style-name="T1">raised his spear and shield and roared. The roar was returned by a thousandfold echo from a crowd filling a field below him rattling their own spears and oval shields painted white with a red crown. The same red crown that adorned the roaring leader’s black hair that tumbled over his shoulders each as large as a normal man’s head. A belt of gold plates gleamed in the high sun. </text:span></text:span><text:change-start text:change-id="ct1968536582336"/><text:span text:style-name="Default_20_Paragraph_20_Font"><text:span text:style-name="T1">[restructure this scene: describe man, then crowd, got muddled]</text:span></text:span><text:change-end text:change-id="ct1968536582336"/></text:p>
      <text:p text:style-name="P1"><text:tab/>The vision changed. The red crown army swarmed over a village of brown conical tents putting them to the torch in the night. The tents were foreign to the boy, in no style he’d ever seen. Women <text:change-start text:change-id="ct1968536581760"/>[what women?]<text:change-end text:change-id="ct1968536581760"/>ran and were run down with spears to fall among the tall grass already laden with the bodies of the men. Smoke rose into a starry sky, and the vision changed again. <text:change-start text:change-id="ct1968536580320"/>[too short]<text:change-end text:change-id="ct1968536580320"/></text:p>
      <text:p text:style-name="P1"><text:tab/>The Red Crown King stood at the prow of a ship, greater than any ship the boy could have imagined, a half dozen sails and a deck to fit five hundred strong, the wood painted all black with red sails. A hundred ships were in his fleet and spread on the ocean as far as the boy could see. The sun only <text:change-start text:change-id="ct1968536581184"/>shun<text:change-end text:change-id="ct1968536581184"/><text:change text:change-id="ct1968406834800"/> on the gold plates at the back of the King, for a storm was ahead. They did not sail into the storm, rather it went ahead of them, and the boy knew it was the storm he was about to meet.<text:change text:change-id="ct1968406831344"/></text:p>
      <text:p text:style-name="P2"><text:span text:style-name="Default_20_Paragraph_20_Font"><text:span text:style-name="T1"><text:tab/>Once more the vision changed and the boy saw homes made of logs, </text:span></text:span><text:change-start text:change-id="ct1968536581472"/><text:span text:style-name="Default_20_Paragraph_20_Font"><text:span text:style-name="T1"><text:s/>like </text:span></text:span><text:change-end text:change-id="ct1968536581472"/><text:change text:change-id="ct1968406831632"/><text:span text:style-name="Default_20_Paragraph_20_Font"><text:span text:style-name="T1">those of his own village. The army stood in mud surrounded by bent and broken trees as if a hurricane </text:span></text:span><text:soft-page-break/><text:span text:style-name="Default_20_Paragraph_20_Font"><text:span text:style-name="T1">had just come through. It was a dark night of clouds overhead, the only light came from homes on fire and a large bonfire in front of the largest home. There the King stood, sweat gleaming like sparks in the firelight, and at his foot an elderly man. The boy didn’t recognize the </text:span></text:span><text:change-start text:change-id="ct1968536582048"/><text:span text:style-name="Default_20_Paragraph_20_Font"><text:span text:style-name="T1">elderly </text:span></text:span><text:change-end text:change-id="ct1968536582048"/><text:span text:style-name="Default_20_Paragraph_20_Font"><text:span text:style-name="T1">man by face, but he knew the tattoos that covered his back. They were the same tattoos his </text:span></text:span><office:annotation office:name="16" loext:resolved="false"><dc:creator>Zoii Henry</dc:creator><dc:date>2024-10-02T06:43:00</dc:date><meta:creator-initials>ZH</meta:creator-initials><text:p>Questions raised, unclear if grandmother is in his village or the one 2 weeks away journey away</text:p></office:annotation><text:span text:style-name="Default_20_Paragraph_20_Font"><text:span text:style-name="T1">great</text:span></text:span><text:change-start text:change-id="ct1968536580032"/><office:annotation-end office:name="16"/><text:span text:style-name="Default_20_Paragraph_20_Font"><text:span text:style-name="T1">-</text:span></text:span><text:change-end text:change-id="ct1968536580032"/><text:change text:change-id="ct1968406831920"/><text:span text:style-name="Default_20_Paragraph_20_Font"><text:span text:style-name="T1">grandmother bore, the mark of an elder of a village only a fortnight’s hike </text:span></text:span><text:change-start text:change-id="ct1968536582624"/><text:span text:style-name="Default_20_Paragraph_20_Font"><text:span text:style-name="T1">[seems too modern of A word to use] away.</text:span></text:span><text:change-end text:change-id="ct1968536582624"/><text:change text:change-id="ct1968406832784"/></text:p>
      <text:p text:style-name="P2"><text:span text:style-name="Default_20_Paragraph_20_Font"><text:span text:style-name="T1"><text:tab/>The crack of lightning flashed and the visions were gone. </text:span></text:span><office:annotation office:name="17" loext:resolved="false"><dc:creator>Zoii Henry</dc:creator><dc:date>2024-10-02T06:44:00</dc:date><meta:creator-initials>ZH</meta:creator-initials><text:p>It was already raining?</text:p></office:annotation><text:span text:style-name="Default_20_Paragraph_20_Font"><text:span text:style-name="T1">It had started to rain</text:span></text:span><text:change-start text:change-id="ct1968536580608"/><office:annotation-end office:name="17"/><text:change-end text:change-id="ct1968536580608"/><text:span text:style-name="Default_20_Paragraph_20_Font"><text:span text:style-name="T1">. The spirit’s daughter looked to the sky, then sank back into the lake with </text:span></text:span><office:annotation office:name="18" loext:resolved="false"><dc:creator>Zoii Henry</dc:creator><dc:date>2024-10-02T06:44:00</dc:date><meta:creator-initials>ZH</meta:creator-initials><text:p>WC</text:p></office:annotation><text:span text:style-name="Default_20_Paragraph_20_Font"><text:span text:style-name="T1">a plop</text:span></text:span><text:change-start text:change-id="ct1968536582912"/><office:annotation-end office:name="18"/><text:change-end text:change-id="ct1968536582912"/><text:span text:style-name="Default_20_Paragraph_20_Font"><text:span text:style-name="T1">. The boy didn’t want her to go, </text:span></text:span><text:change-start text:change-id="ct1968401743632"/><text:span text:style-name="Default_20_Paragraph_20_Font"><text:span text:style-name="T1"><text:s/>He tried </text:span></text:span><text:change-end text:change-id="ct1968401743632"/><text:change text:change-id="ct1968406833648"/><text:span text:style-name="Default_20_Paragraph_20_Font"><text:span text:style-name="T1">to reach for the water before he remembered the visions. He </text:span></text:span><text:change-start text:change-id="ct1968401741040"/><text:span text:style-name="Default_20_Paragraph_20_Font"><text:span text:style-name="T1">froze with his hand reaching for the water and looked to the sky. <text:s/>He had to get back to the village </text:span></text:span><office:annotation office:name="19" loext:resolved="false"><dc:creator>Zoii Henry</dc:creator><dc:date>2024-10-02T06:46:00</dc:date><meta:creator-initials>ZH</meta:creator-initials><text:p>Why?</text:p></office:annotation><text:span text:style-name="Default_20_Paragraph_20_Font"><text:span text:style-name="T1">before the end of the storm</text:span></text:span><office:annotation-end office:name="19"/><text:span text:style-name="Default_20_Paragraph_20_Font"><text:span text:style-name="T1">. <text:s/>but </text:span></text:span><text:change-end text:change-id="ct1968401741040"/><text:change text:change-id="ct1968406832496"/><text:span text:style-name="Default_20_Paragraph_20_Font"><text:span text:style-name="T1">would have to run in the storm.</text:span></text:span><text:change text:change-id="ct1968406832208"/></text:p>
      <text:p text:style-name="P2"><text:span text:style-name="Default_20_Paragraph_20_Font"><text:span text:style-name="T1"><text:tab/>Before he could move there was another splash and the boy was tugged into the water. The cold of the water was a shock, but the hand on his wrist was warm. H</text:span></text:span><office:annotation office:name="20" loext:resolved="false"><dc:creator>Zoii Henry</dc:creator><dc:date>2024-10-02T06:49:00</dc:date><meta:creator-initials>ZH</meta:creator-initials><text:p>Seem like the you said the same thing here twice. Restructure. </text:p></office:annotation><text:span text:style-name="Default_20_Paragraph_20_Font"><text:span text:style-name="T1">e struggled, but not for long. The last thing he saw was the surface of the lake from below, boiling with the pouring rain, with the warm feeling of an anchor on his wrist. </text:span></text:span><text:change-start text:change-id="ct1968401743920"/><office:annotation-end office:name="20"/><text:change-end text:change-id="ct19684017439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meta:creation-date>2024-09-29T14:18:00Z</meta:creation-date>
    <dc:date>2024-10-07T23:17:00.083000000</dc:date>
    <meta:editing-cycles>5</meta:editing-cycles>
    <meta:editing-duration>PT9H17M19S</meta:editing-duration>
    <meta:document-statistic meta:table-count="0" meta:image-count="0" meta:object-count="0" meta:page-count="3" meta:paragraph-count="18" meta:word-count="1621" meta:character-count="8488" meta:non-whitespace-character-count="6856"/>
    <meta:template xlink:type="simple" xlink:actuate="onRequest" xlink:title="" xlink:href="Normal"/>
  </office:meta>
</office:document-meta>
</file>